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81" style:parent-style-name="DefaultParagraphFont" style:family="text">
      <style:text-properties style:font-name="Garamond" fo:font-size="10pt" style:font-size-asian="10pt" style:font-size-complex="10pt"/>
    </style:style>
    <style:style style:name="T182" style:parent-style-name="DefaultParagraphFont" style:family="text"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88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90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91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92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93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94" style:parent-style-name="Standard" style:family="paragraph">
      <style:paragraph-properties fo:text-align="justify">
        <style:tab-stops>
          <style:tab-stop style:type="left" style:position="2.3333in"/>
        </style:tab-stops>
      </style:paragraph-properties>
      <style:text-properties style:font-name="Garamond" fo:font-size="10pt" style:font-size-asian="10pt" style:font-size-complex="10pt"/>
    </style:style>
    <style:style style:name="P195" style:parent-style-name="Standard" style:family="paragraph">
      <style:paragraph-properties fo:text-align="justify">
        <style:tab-stops>
          <style:tab-stop style:type="left" style:position="5.5104in"/>
        </style:tab-stops>
      </style:paragraph-properties>
      <style:text-properties style:font-name="Garamond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9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200" style:parent-style-name="DefaultParagraphFont" style:family="text">
      <style:text-properties style:font-name="Garamond" fo:font-size="10pt" style:font-size-asian="10pt" style:font-size-complex="10pt"/>
    </style:style>
    <style:style style:name="T20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ableColumn204" style:family="table-column">
      <style:table-column-properties style:column-width="2.5694in" style:use-optimal-column-width="false"/>
    </style:style>
    <style:style style:name="TableColumn205" style:family="table-column">
      <style:table-column-properties style:column-width="0.55in" style:use-optimal-column-width="false"/>
    </style:style>
    <style:style style:name="TableColumn206" style:family="table-column">
      <style:table-column-properties style:column-width="0.65in" style:use-optimal-column-width="false"/>
    </style:style>
    <style:style style:name="TableColumn207" style:family="table-column">
      <style:table-column-properties style:column-width="0.6034in" style:use-optimal-column-width="false"/>
    </style:style>
    <style:style style:name="TableColumn208" style:family="table-column">
      <style:table-column-properties style:column-width="0.5493in" style:use-optimal-column-width="false"/>
    </style:style>
    <style:style style:name="TableColumn209" style:family="table-column">
      <style:table-column-properties style:column-width="0.5965in" style:use-optimal-column-width="false"/>
    </style:style>
    <style:style style:name="TableColumn210" style:family="table-column">
      <style:table-column-properties style:column-width="0.6048in" style:use-optimal-column-width="false"/>
    </style:style>
    <style:style style:name="Table203" style:family="table">
      <style:table-properties style:width="6.1236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1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82" style:parent-style-name="Heading1" style:family="paragraph">
      <style:text-properties style:font-name="Garamond" fo:font-size="10pt" style:font-size-asian="10pt" style:font-size-complex="10pt"/>
    </style:style>
    <style:style style:name="T383" style:parent-style-name="DefaultParagraphFont" style:family="text">
      <style:text-properties style:font-name="Garamond" fo:font-size="10pt" style:font-size-asian="10pt" style:font-size-complex="10pt"/>
    </style:style>
    <style:style style:name="T384" style:parent-style-name="DefaultParagraphFont" style:family="text">
      <style:text-properties style:font-name="Garamond" fo:font-size="10pt" style:font-size-asian="10pt" style:font-size-complex="10pt"/>
    </style:style>
    <style:style style:name="T385" style:parent-style-name="DefaultParagraphFont" style:family="text">
      <style:text-properties style:font-name="Garamond" fo:font-weight="normal" style:font-weight-asian="normal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obelle Silveri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TaskOverflow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XCRAM</text:p>
          </table:table-cell>
          <table:table-cell table:style-name="TableCell42" table:number-columns-spanned="2">
            <text:p text:style-name="P43">Sprint Number <text:s text:c="4"/></text:p>
          </table:table-cell>
          <table:covered-table-cell/>
          <table:table-cell table:style-name="TableCell44" table:number-columns-spanned="2">
            <text:p text:style-name="P45">4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user can see the list of tasks with respect to its time</text:p>
          </table:table-cell>
          <table:table-cell table:style-name="TableCell75">
            <text:p text:style-name="P76">check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user can fill out task title</text:p>
          </table:table-cell>
          <table:table-cell table:style-name="TableCell84">
            <text:p text:style-name="P85">check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user can fill out task type</text:p>
          </table:table-cell>
          <table:table-cell table:style-name="TableCell93">
            <text:p text:style-name="P94">check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user can fill out<text:s/>duration (in hours and minutes)</text:p>
          </table:table-cell>
          <table:table-cell table:style-name="TableCell102">
            <text:p text:style-name="P103">check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user can fill out<text:s/>the earliest time that the task should start<text:s/>(in hours and minutes)</text:p>
          </table:table-cell>
          <table:table-cell table:style-name="TableCell111">
            <text:p text:style-name="P112">check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user can fill out the earliest time that the task should start (in hours and minutes)</text:p>
          </table:table-cell>
          <table:table-cell table:style-name="TableCell120">
            <text:p text:style-name="P121">check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user can choose if he/she wants to assign priority</text:p>
          </table:table-cell>
          <table:table-cell table:style-name="TableCell129">
            <text:p text:style-name="P130">check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user can fill out the priority</text:p>
          </table:table-cell>
          <table:table-cell table:style-name="TableCell138">
            <text:p text:style-name="P139">check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user can choose if he/she wants to partition the task</text:p>
          </table:table-cell>
          <table:table-cell table:style-name="TableCell147">
            <text:p text:style-name="P148">check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user can add task by pressing add button</text:p>
          </table:table-cell>
          <table:table-cell table:style-name="TableCell156">
            <text:p text:style-name="P157">check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user can delete task by pressing delete button</text:p>
          </table:table-cell>
          <table:table-cell table:style-name="TableCell165">
            <text:p text:style-name="P166">check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user can clear task by pressing clear button</text:p>
          </table:table-cell>
          <table:table-cell table:style-name="TableCell174">
            <text:p text:style-name="P175">check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/>
      <text:p text:style-name="Standard"><text:span text:style-name="T181">Tester's Comments:</text:span><text:span text:style-name="T182"><text:s/>User Interface runs as what is expected it to behave.</text:span></text:p>
      <text:p text:style-name="P183"/>
      <text:p text:style-name="P184"><text:tab/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tab/></text:p>
      <text:p text:style-name="P196"/>
      <text:p text:style-name="P197"/>
      <text:soft-page-break/>
      <text:p text:style-name="Standard"><text:span text:style-name="T198">Usability Goals:</text:span></text:p>
      <text:h text:style-name="Heading1" text:outline-level="1"><text:span text:style-name="T199">If interfaces will be delivered at the end of the sprint, <text:s/>evaluate the system according to Nielsen's Usability Heuristics. <text:s text:c="3"/>For items that are not applicable, check<text:s/></text:span><text:span text:style-name="T200">NA</text:span><text:span text:style-name="T201">.</text:span></text:h>
      <text:p text:style-name="P202"/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 table:number-rows-spanned="2">
            <text:p text:style-name="P213">Nielsen's Usability Heuristics</text:p>
          </table:table-cell>
          <table:table-cell table:style-name="TableCell214" table:number-columns-spanned="5">
            <text:p text:style-name="P215"><text:s/>Strongly <text:s text:c="70"/>Strongly</text:p>
            <text:p text:style-name="P2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217">
            <text:p text:style-name="P218">NA</text:p>
          </table:table-cell>
        </table:table-row>
        <table:table-row table:style-name="TableRow219">
          <table:covered-table-cell>
            <text:p text:style-name="Normal"/>
          </table:covered-table-cell>
          <table:table-cell table:style-name="TableCell220">
            <text:p text:style-name="P221">1</text:p>
          </table:table-cell>
          <table:table-cell table:style-name="TableCell222">
            <text:p text:style-name="P223">2</text:p>
          </table:table-cell>
          <table:table-cell table:style-name="TableCell224">
            <text:p text:style-name="P225">3</text:p>
          </table:table-cell>
          <table:table-cell table:style-name="TableCell226">
            <text:p text:style-name="P227">4</text:p>
          </table:table-cell>
          <table:table-cell table:style-name="TableCell228">
            <text:p text:style-name="P229">5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Simple and Natural Dialogue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check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Speaks the Users' Language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check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Minimize User Memory Load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>check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Consistency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check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Feedback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check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Clearly Marked Exits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check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Shortcuts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check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Good Error Messages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check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Prevent Errors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check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Help and Documentation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>check</text:p>
          </table:table-cell>
        </table:table-row>
      </table:table>
      <text:h text:style-name="P382" text:outline-level="1"/>
      <text:h text:style-name="Heading1" text:outline-level="1"><text:span text:style-name="T383">Reviewer’s Comments:</text:span><text:span text:style-name="T384"><text:line-break/></text:span><text:span text:style-name="T385"><text:tab/>User Interface is friendly user enough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style:language-asian="zh" style:country-asian="CN"/>
    </style:style>
    <style:style style:name="Standard" style:display-name="Standard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etter-kerning="true" fo:font-size="24pt" style:font-size-asian="24pt" style:font-size-complex="24pt" style:language-asian="zh" style:country-asian="CN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style:letter-kerning="true" fo:font-size="24pt" style:font-size-asian="24pt" style:font-size-complex="24pt" style:language-asian="zh" style:country-asian="CN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ageNumber" style:display-name="Pag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03-17T16:51:00Z</meta:creation-date>
    <dc:date>2017-03-17T16:51:00Z</dc:date>
    <meta:template xlink:href="Normal" xlink:type="simple"/>
    <meta:editing-cycles>2</meta:editing-cycles>
    <meta:editing-duration>PT0S</meta:editing-duration>
    <meta:document-statistic meta:page-count="2" meta:paragraph-count="4" meta:word-count="316" meta:character-count="2114" meta:row-count="15" meta:non-whitespace-character-count="1802"/>
  </office:meta>
</office:document-meta>
</file>